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76cm" fo:min-width="3.058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701cm" fo:min-width="1.276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357cm" fo:min-width="1.276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578cm" fo:min-width="3.058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2cm" fo:min-width="3.45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322cm" fo:min-width="1.45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71cm"/>
    </style:style>
    <style:style style:name="gr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5cm"/>
    </style:style>
    <style:style style:name="gr1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style:font-name="Liberation Serif" fo:font-size="12pt" style:font-size-asian="12pt" style:font-size-complex="12pt"/>
    </style:style>
    <style:style style:name="P4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4cm" svg:height="1.5cm" svg:x="8cm" svg:y="1.3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3cm" svg:height="2cm" svg:x="8.5cm" svg:y="3.3cm">
          <text:p text:style-name="P1"><text:span text:style-name="T1">Ввод</text:span></text:p>
          <text:p text:style-name="P1"><text:span text:style-name="T1">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xml:id="id4" draw:id="id4" draw:layer="layout" svg:width="3cm" svg:height="1.656cm" svg:x="8.5cm" svg:y="14.929cm">
          <text:p text:style-name="P1"><text:span text:style-name="T1">Вывод </text:span></text:p>
          <text:p text:style-name="P1"><text:span text:style-name="T1">k++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xml:id="id13" draw:id="id13" draw:layer="layout" svg:width="4cm" svg:height="1.242cm" svg:x="8cm" svg:y="26.4cm">
          <text:p text:style-name="P1"><text:span text:style-name="T1">Конец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gr5" draw:text-style-name="P1" draw:layer="layout" draw:type="line" svg:x1="10cm" svg:y1="2.8cm" svg:x2="10cm" svg:y2="3.3cm" draw:start-shape="id1" draw:start-glue-point="6" draw:end-shape="id2" draw:end-glue-point="0" svg:d="M10000 2800v500" svg:viewBox="0 0 1 501">
          <text:p/>
        </draw:connector>
        <draw:custom-shape draw:style-name="gr6" draw:text-style-name="P2" xml:id="id3" draw:id="id3" draw:layer="layout" svg:width="4cm" svg:height="1.242cm" svg:x="8cm" svg:y="12.679cm">
          <text:p text:style-name="P1"><text:span text:style-name="T1">k: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2" xml:id="id5" draw:id="id5" draw:layer="layout" svg:width="4cm" svg:height="1.242cm" svg:x="8cm" svg:y="17.587cm">
          <text:p text:style-name="P1"><text:span text:style-name="T1">k &lt;=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4" draw:layer="layout" svg:width="1cm" svg:height="0.721cm" svg:x="6.9cm" svg:y="17.429cm">
          <draw:text-box>
            <text:p><text:span text:style-name="T1">Да</text:span></text:p>
          </draw:text-box>
        </draw:frame>
        <draw:frame draw:style-name="gr8" draw:text-style-name="P4" draw:layer="layout" svg:width="1.804cm" svg:height="0.721cm" svg:x="10cm" svg:y="18.829cm">
          <draw:text-box>
            <text:p><text:span text:style-name="T1">Нет</text:span></text:p>
          </draw:text-box>
        </draw:frame>
        <draw:connector draw:style-name="gr9" draw:text-style-name="P1" draw:layer="layout" svg:x1="10cm" svg:y1="13.921cm" svg:x2="10cm" svg:y2="14.929cm" draw:start-shape="id3" draw:start-glue-point="6" draw:end-shape="id4" draw:end-glue-point="5" svg:d="M10000 13921v1008" svg:viewBox="0 0 1 1009">
          <text:p/>
        </draw:connector>
        <draw:connector draw:style-name="gr9" draw:text-style-name="P1" draw:layer="layout" svg:x1="10cm" svg:y1="16.585cm" svg:x2="10cm" svg:y2="17.587cm" draw:start-shape="id4" draw:start-glue-point="8" draw:end-shape="id5" draw:end-glue-point="4" svg:d="M10000 16585v1002" svg:viewBox="0 0 1 1003">
          <text:p/>
        </draw:connector>
        <draw:connector draw:style-name="gr10" draw:text-style-name="P1" draw:layer="layout" draw:line-skew="-0.875cm" svg:x1="8cm" svg:y1="18.208cm" svg:x2="10cm" svg:y2="14.425cm" draw:start-shape="id5" draw:start-glue-point="5" svg:d="M8000 18208h-1400v-3783h3400" svg:viewBox="0 0 3401 3784">
          <text:p/>
        </draw:connector>
        <draw:custom-shape draw:style-name="gr6" draw:text-style-name="P2" xml:id="id6" draw:id="id6" draw:layer="layout" svg:width="4cm" svg:height="1.242cm" svg:x="8cm" svg:y="5.9cm">
          <text:p text:style-name="P1"><text:span text:style-name="T1">i: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0cm" svg:y1="5.3cm" svg:x2="10cm" svg:y2="5.9cm" draw:start-shape="id2" draw:start-glue-point="8" draw:end-shape="id6" draw:end-glue-point="4" svg:d="M10000 5300v600" svg:viewBox="0 0 1 601">
          <text:p/>
        </draw:connector>
        <draw:custom-shape draw:style-name="gr7" draw:text-style-name="P2" xml:id="id7" draw:id="id7" draw:layer="layout" svg:width="4cm" svg:height="1.242cm" svg:x="8cm" svg:y="7.879cm">
          <text:p text:style-name="P1"><text:span text:style-name="T1">i &lt;=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1" draw:layer="layout" svg:x1="10cm" svg:y1="7.142cm" svg:x2="10cm" svg:y2="7.879cm" draw:start-shape="id6" draw:start-glue-point="6" draw:end-shape="id7" draw:end-glue-point="4" svg:d="M10000 7142v737" svg:viewBox="0 0 1 738">
          <text:p/>
        </draw:connector>
        <draw:frame draw:style-name="gr11" draw:text-style-name="P4" draw:layer="layout" svg:width="1cm" svg:height="0.721cm" svg:x="10.1cm" svg:y="9.279cm">
          <draw:text-box>
            <text:p><text:span text:style-name="T1">Да</text:span></text:p>
          </draw:text-box>
        </draw:frame>
        <draw:frame draw:style-name="gr8" draw:text-style-name="P4" draw:layer="layout" svg:width="1.804cm" svg:height="0.721cm" svg:x="11.8cm" svg:y="7.779cm">
          <draw:text-box>
            <text:p><text:span text:style-name="T1">Нет</text:span></text:p>
          </draw:text-box>
        </draw:frame>
        <draw:custom-shape draw:style-name="gr3" draw:text-style-name="P3" xml:id="id8" draw:id="id8" draw:layer="layout" svg:width="3cm" svg:height="1.656cm" svg:x="8.5cm" svg:y="10.079cm">
          <text:p text:style-name="P1"><text:span text:style-name="T1">Вывод </text:span></text:p>
          <text:p text:style-name="P1"><text:span text:style-name="T1">i++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" draw:layer="layout" svg:x1="10cm" svg:y1="9.121cm" svg:x2="10cm" svg:y2="10.079cm" draw:start-shape="id7" draw:start-glue-point="6" draw:end-shape="id8" draw:end-glue-point="5" svg:d="M10000 9121v958" svg:viewBox="0 0 1 959">
          <text:p/>
        </draw:connector>
        <draw:connector draw:style-name="gr10" draw:text-style-name="P1" draw:layer="layout" draw:line-skew="-1.375cm" svg:x1="8.8cm" svg:y1="10.907cm" svg:x2="10.019cm" svg:y2="7.6cm" draw:start-shape="id8" draw:start-glue-point="6" svg:d="M8800 10907h-2200v-3307h3419" svg:viewBox="0 0 3420 3308">
          <text:p/>
        </draw:connector>
        <draw:connector draw:style-name="gr9" draw:text-style-name="P1" draw:layer="layout" draw:line-skew="0.375cm" svg:x1="12cm" svg:y1="8.5cm" svg:x2="12cm" svg:y2="13.3cm" draw:start-shape="id7" draw:start-glue-point="7" draw:end-shape="id3" draw:end-glue-point="7" svg:d="M12000 8500h900v4800h-900" svg:viewBox="0 0 901 4801">
          <text:p/>
        </draw:connector>
        <draw:custom-shape draw:style-name="gr6" draw:text-style-name="P2" xml:id="id9" draw:id="id9" draw:layer="layout" svg:width="4cm" svg:height="1.242cm" svg:x="8cm" svg:y="20.044cm">
          <text:p text:style-name="P1"><text:span text:style-name="T1">i: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xml:id="id12" draw:id="id12" draw:layer="layout" svg:x1="10cm" svg:y1="18.829cm" svg:x2="10cm" svg:y2="20.044cm" draw:start-shape="id5" draw:start-glue-point="6" draw:end-shape="id9" draw:end-glue-point="4" svg:d="M10000 18829v1215" svg:viewBox="0 0 1 1216">
          <text:p/>
        </draw:connector>
        <draw:custom-shape draw:style-name="gr7" draw:text-style-name="P2" xml:id="id10" draw:id="id10" draw:layer="layout" svg:width="4cm" svg:height="1.242cm" svg:x="8cm" svg:y="22.002cm">
          <text:p text:style-name="P1"><text:span text:style-name="T1">i &lt;=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1" draw:layer="layout" svg:x1="10cm" svg:y1="21.286cm" svg:x2="10cm" svg:y2="22.002cm" draw:start-shape="id9" draw:start-glue-point="6" draw:end-shape="id10" draw:end-glue-point="4" svg:d="M10000 21286v716" svg:viewBox="0 0 1 717">
          <text:p/>
        </draw:connector>
        <draw:custom-shape draw:style-name="gr3" draw:text-style-name="P3" xml:id="id11" draw:id="id11" draw:layer="layout" svg:width="3cm" svg:height="1.656cm" svg:x="8.5cm" svg:y="23.944cm">
          <text:p text:style-name="P1"><text:span text:style-name="T1">Вывод </text:span></text:p>
          <text:p text:style-name="P1"><text:span text:style-name="T1">i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" draw:layer="layout" svg:x1="10cm" svg:y1="23.244cm" svg:x2="10cm" svg:y2="23.944cm" draw:start-shape="id10" draw:start-glue-point="6" draw:end-shape="id11" draw:end-glue-point="5" svg:d="M10000 23244v700" svg:viewBox="0 0 1 701">
          <text:p/>
        </draw:connector>
        <draw:connector draw:style-name="gr12" draw:text-style-name="P1" draw:layer="layout" svg:x1="10cm" svg:y1="25.6cm" svg:x2="10cm" svg:y2="25.6cm" draw:start-shape="id11" draw:start-glue-point="8" draw:end-shape="id11" draw:end-glue-point="8" svg:d="M10000 25600z" svg:viewBox="0 0 1 1">
          <text:p/>
        </draw:connector>
        <draw:connector draw:style-name="gr10" draw:text-style-name="P1" draw:layer="layout" draw:line-skew="-1.375cm" svg:x1="8.8cm" svg:y1="24.772cm" svg:x2="10cm" svg:y2="19.436cm" draw:start-shape="id11" draw:start-glue-point="6" draw:end-shape="id12" draw:end-glue-point="0" svg:d="M8800 24772h-2200v-5336h3400" svg:viewBox="0 0 3401 5337">
          <text:p/>
        </draw:connector>
        <draw:frame draw:style-name="gr8" draw:text-style-name="P4" draw:layer="layout" svg:width="1cm" svg:height="0.721cm" svg:x="10.1cm" svg:y="23.179cm">
          <draw:text-box>
            <text:p><text:span text:style-name="T1">Да</text:span></text:p>
          </draw:text-box>
        </draw:frame>
        <draw:connector draw:style-name="gr9" draw:text-style-name="P1" draw:layer="layout" draw:line-skew="0.475cm" svg:x1="12cm" svg:y1="22.623cm" svg:x2="12cm" svg:y2="27.021cm" draw:start-shape="id10" draw:start-glue-point="7" draw:end-shape="id13" svg:d="M12000 22623h1000v4398h-1000" svg:viewBox="0 0 1001 4399">
          <text:p/>
        </draw:connector>
        <draw:frame draw:style-name="gr8" draw:text-style-name="P4" draw:layer="layout" svg:width="1.804cm" svg:height="0.721cm" svg:x="11.9cm" svg:y="21.879cm">
          <draw:text-box>
            <text:p><text:span text:style-name="T1">Не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8:36:07.323000000</meta:creation-date>
    <dc:date>2018-11-19T20:47:25.728000000</dc:date>
    <meta:editing-duration>PT1H6M59S</meta:editing-duration>
    <meta:editing-cycles>9</meta:editing-cycles>
    <meta:generator>LibreOffice/6.1.1.2$Windows_X86_64 LibreOffice_project/5d19a1bfa650b796764388cd8b33a5af1f5baa1b</meta:generator>
    <meta:document-statistic meta:object-count="33"/>
  </office:meta>
</office:document-meta>
</file>